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92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b84700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="0.06pt solid #000000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6" style:family="table-cell" style:parent-style-name="Default">
      <style:table-cell-properties fo:border="0.06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order="0.06pt solid #000000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12" style:family="table-cell" style:parent-style-name="Default">
      <style:text-properties fo:font-size="10.5pt" style:font-size-asian="10.5pt" style:font-size-complex="10.5pt"/>
    </style:style>
    <style:style style:name="ce1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 style:data-style-name="N104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5" style:family="table-cell" style:parent-style-name="Default" style:data-style-name="N11">
      <style:table-cell-properties style:diagonal-bl-tr="none" style:diagonal-tl-br="none" style:text-align-source="fix" style:repeat-content="false" fo:border="0.06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6" style:family="table-cell" style:parent-style-name="Default" style:data-style-name="N104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104">
      <style:table-cell-properties fo:background-color="#ffffff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order-bottom="none" fo:border-left="none" fo:border-right="none" fo:border-top="0.54pt solid #000000"/>
      <style:text-properties fo:font-size="10.5pt" style:font-size-asian="10.5pt" style:font-size-complex="10.5pt"/>
    </style:style>
    <style:style style:name="ce21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MESE:</text:p>
          </table:table-cell>
          <table:table-cell table:style-name="ce9" office:value-type="string" calcext:value-type="string">
            <text:p>MARZO</text:p>
          </table:table-cell>
          <table:table-cell table:style-name="ce12" table:number-columns-repeated="8"/>
          <table:table-cell table:style-name="ce22" table:number-columns-repeated="1014"/>
        </table:table-row>
        <table:table-row table:style-name="ro1">
          <table:table-cell table:style-name="ce2" office:value-type="string" calcext:value-type="string">
            <text:p>Giorno</text:p>
          </table:table-cell>
          <table:table-cell table:style-name="ce2" office:value-type="string" calcext:value-type="string">
            <text:p>Scontrini</text:p>
          </table:table-cell>
          <table:table-cell table:style-name="ce2" office:value-type="string" calcext:value-type="string">
            <text:p>Imp. R.C.</text:p>
          </table:table-cell>
          <table:table-cell table:style-name="ce2" office:value-type="string" calcext:value-type="string">
            <text:p>Imp R.C. Netto</text:p>
          </table:table-cell>
          <table:table-cell table:style-name="ce2" office:value-type="string" calcext:value-type="string">
            <text:p>Imp tot</text:p>
          </table:table-cell>
          <table:table-cell table:style-name="ce1" office:value-type="string" calcext:value-type="string">
            <text:p>Scont. COMUN.</text:p>
          </table:table-cell>
          <table:table-cell table:style-name="ce1" office:value-type="string" calcext:value-type="string">
            <text:p>IMP. NETTO</text:p>
          </table:table-cell>
          <table:table-cell table:style-name="ce2" office:value-type="string" calcext:value-type="string">
            <text:p>IMP. IVATO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float" office:value="351" calcext:value-type="float">
            <text:p>351</text:p>
          </table:table-cell>
          <table:table-cell table:style-name="ce13" office:value-type="currency" office:currency="EUR" office:value="967.8" calcext:value-type="currency">
            <text:p>€ 967,80</text:p>
          </table:table-cell>
          <table:table-cell table:style-name="ce13" table:formula="of:=[.C3]/1.1" office:value-type="currency" office:currency="EUR" office:value="879.818181818182" calcext:value-type="currency">
            <text:p>€ 879,82</text:p>
          </table:table-cell>
          <table:table-cell table:style-name="ce13" office:value-type="currency" office:currency="EUR" office:value="967.8" calcext:value-type="currency">
            <text:p>€ 967,80</text:p>
          </table:table-cell>
          <table:table-cell table:style-name="ce17" office:value-type="float" office:value="228" calcext:value-type="float">
            <text:p>228</text:p>
          </table:table-cell>
          <table:table-cell table:style-name="ce16" table:formula="of:=[.D3]-([.D3]/100*[.F39])" office:value-type="currency" office:currency="EUR" office:value="589.358454789483" calcext:value-type="currency">
            <text:p>€ 589,36</text:p>
          </table:table-cell>
          <table:table-cell table:style-name="ce21" table:formula="of:=[.G3]+([.G3]/100*10)" office:value-type="currency" office:currency="EUR" office:value="648.294300268431" calcext:value-type="currency">
            <text:p>€ 648,2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float" office:value="375" calcext:value-type="float">
            <text:p>375</text:p>
          </table:table-cell>
          <table:table-cell table:style-name="ce13" office:value-type="currency" office:currency="EUR" office:value="1028.1" calcext:value-type="currency">
            <text:p>€ 1.028,10</text:p>
          </table:table-cell>
          <table:table-cell table:style-name="ce13" table:formula="of:=[.C4]/1.1" office:value-type="currency" office:currency="EUR" office:value="934.636363636364" calcext:value-type="currency">
            <text:p>€ 934,64</text:p>
          </table:table-cell>
          <table:table-cell table:style-name="ce13" office:value-type="currency" office:currency="EUR" office:value="1028.1" calcext:value-type="currency">
            <text:p>€ 1.028,10</text:p>
          </table:table-cell>
          <table:table-cell table:style-name="ce17" table:formula="of:=[.C40]/[.F36]*[.G4]+20" office:value-type="float" office:value="231.83641460597" calcext:value-type="float">
            <text:p>232</text:p>
          </table:table-cell>
          <table:table-cell table:style-name="ce16" table:formula="of:=[.D4]-([.D4]/100*[.F39])" office:value-type="currency" office:currency="EUR" office:value="626.079176864091" calcext:value-type="currency">
            <text:p>€ 626,08</text:p>
          </table:table-cell>
          <table:table-cell table:style-name="ce21" table:formula="of:=[.G4]+([.G4]/100*10)" office:value-type="currency" office:currency="EUR" office:value="688.6870945505" calcext:value-type="currency">
            <text:p>€ 688,6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" office:value-type="float" office:value="221" calcext:value-type="float">
            <text:p>221</text:p>
          </table:table-cell>
          <table:table-cell table:style-name="ce13" office:value-type="currency" office:currency="EUR" office:value="477.4" calcext:value-type="currency">
            <text:p>€ 477,40</text:p>
          </table:table-cell>
          <table:table-cell table:style-name="ce13" table:formula="of:=[.C5]/1.1" office:value-type="currency" office:currency="EUR" office:value="434" calcext:value-type="currency">
            <text:p>€ 434,00</text:p>
          </table:table-cell>
          <table:table-cell table:style-name="ce13" office:value-type="currency" office:currency="EUR" office:value="968.13" calcext:value-type="currency">
            <text:p>€ 968,13</text:p>
          </table:table-cell>
          <table:table-cell table:style-name="ce17" table:formula="of:=[.C40]/[.F36]*[.G5]+20" office:value-type="float" office:value="118.366602794368" calcext:value-type="float">
            <text:p>118</text:p>
          </table:table-cell>
          <table:table-cell table:style-name="ce16" table:formula="of:=[.D5]-([.D5]/100*[.F39])" office:value-type="currency" office:currency="EUR" office:value="290.720940603946" calcext:value-type="currency">
            <text:p>€ 290,72</text:p>
          </table:table-cell>
          <table:table-cell table:style-name="ce21" table:formula="of:=[.G5]+([.G5]/100*10)" office:value-type="currency" office:currency="EUR" office:value="319.793034664341" calcext:value-type="currency">
            <text:p>€ 319,7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float" office:value="237" calcext:value-type="float">
            <text:p>237</text:p>
          </table:table-cell>
          <table:table-cell table:style-name="ce13" office:value-type="currency" office:currency="EUR" office:value="602.79" calcext:value-type="currency">
            <text:p>€ 602,79</text:p>
          </table:table-cell>
          <table:table-cell table:style-name="ce13" table:formula="of:=[.C6]/1.1" office:value-type="currency" office:currency="EUR" office:value="547.990909090909" calcext:value-type="currency">
            <text:p>€ 547,99</text:p>
          </table:table-cell>
          <table:table-cell table:style-name="ce13" office:value-type="currency" office:currency="EUR" office:value="738.55" calcext:value-type="currency">
            <text:p>€ 738,55</text:p>
          </table:table-cell>
          <table:table-cell table:style-name="ce17" table:formula="of:=[.C40]/[.F36]*[.G6]+20" office:value-type="float" office:value="144.202774399701" calcext:value-type="float">
            <text:p>144</text:p>
          </table:table-cell>
          <table:table-cell table:style-name="ce16" table:formula="of:=[.D6]-([.D6]/100*[.F39])" office:value-type="currency" office:currency="EUR" office:value="367.079337634379" calcext:value-type="currency">
            <text:p>€ 367,08</text:p>
          </table:table-cell>
          <table:table-cell table:style-name="ce21" table:formula="of:=[.G6]+([.G6]/100*10)" office:value-type="currency" office:currency="EUR" office:value="403.787271397817" calcext:value-type="currency">
            <text:p>€ 403,79</text:p>
          </table:table-cell>
          <table:table-cell table:style-name="ce12"/>
          <table:table-cell table:style-name="ce13"/>
          <table:table-cell table:style-name="ce22"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office:value-type="float" office:value="215" calcext:value-type="float">
            <text:p>215</text:p>
          </table:table-cell>
          <table:table-cell table:style-name="ce13" office:value-type="currency" office:currency="EUR" office:value="459.62" calcext:value-type="currency">
            <text:p>€ 459,62</text:p>
          </table:table-cell>
          <table:table-cell table:style-name="ce13" table:formula="of:=[.C7]/1.1" office:value-type="currency" office:currency="EUR" office:value="417.836363636364" calcext:value-type="currency">
            <text:p>€ 417,84</text:p>
          </table:table-cell>
          <table:table-cell table:style-name="ce13" office:value-type="currency" office:currency="EUR" office:value="620.61" calcext:value-type="currency">
            <text:p>€ 620,61</text:p>
          </table:table-cell>
          <table:table-cell table:style-name="ce17" table:formula="of:=[.C40]/[.F36]*[.G7]+20" office:value-type="float" office:value="114.703095886777" calcext:value-type="float">
            <text:p>115</text:p>
          </table:table-cell>
          <table:table-cell table:style-name="ce16" table:formula="of:=[.D7]-([.D7]/100*[.F39])" office:value-type="currency" office:currency="EUR" office:value="279.893503813125" calcext:value-type="currency">
            <text:p>€ 279,89</text:p>
          </table:table-cell>
          <table:table-cell table:style-name="ce21" table:formula="of:=[.G7]+([.G7]/100*10)" office:value-type="currency" office:currency="EUR" office:value="307.882854194437" calcext:value-type="currency">
            <text:p>€ 307,8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office:value-type="float" office:value="225" calcext:value-type="float">
            <text:p>225</text:p>
          </table:table-cell>
          <table:table-cell table:style-name="ce13" office:value-type="currency" office:currency="EUR" office:value="476.44" calcext:value-type="currency">
            <text:p>€ 476,44</text:p>
          </table:table-cell>
          <table:table-cell table:style-name="ce13" table:formula="of:=[.C8]/1.1" office:value-type="currency" office:currency="EUR" office:value="433.127272727273" calcext:value-type="currency">
            <text:p>€ 433,13</text:p>
          </table:table-cell>
          <table:table-cell table:style-name="ce13" office:value-type="currency" office:currency="EUR" office:value="616.58" calcext:value-type="currency">
            <text:p>€ 616,58</text:p>
          </table:table-cell>
          <table:table-cell table:style-name="ce17" table:formula="of:=[.C40]/[.F36]*[.G8]+20" office:value-type="float" office:value="118.168798146939" calcext:value-type="float">
            <text:p>118</text:p>
          </table:table-cell>
          <table:table-cell table:style-name="ce16" table:formula="of:=[.D8]-([.D8]/100*[.F39])" office:value-type="currency" office:currency="EUR" office:value="290.136332093306" calcext:value-type="currency">
            <text:p>€ 290,14</text:p>
          </table:table-cell>
          <table:table-cell table:style-name="ce21" table:formula="of:=[.G8]+([.G8]/100*10)" office:value-type="currency" office:currency="EUR" office:value="319.149965302636" calcext:value-type="currency">
            <text:p>€ 319,1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office:value-type="float" office:value="238" calcext:value-type="float">
            <text:p>238</text:p>
          </table:table-cell>
          <table:table-cell table:style-name="ce13" office:value-type="currency" office:currency="EUR" office:value="586.23" calcext:value-type="currency">
            <text:p>€ 586,23</text:p>
          </table:table-cell>
          <table:table-cell table:style-name="ce13" table:formula="of:=[.C9]/1.1" office:value-type="currency" office:currency="EUR" office:value="532.936363636364" calcext:value-type="currency">
            <text:p>€ 532,94</text:p>
          </table:table-cell>
          <table:table-cell table:style-name="ce13" office:value-type="currency" office:currency="EUR" office:value="740.43" calcext:value-type="currency">
            <text:p>€ 740,43</text:p>
          </table:table-cell>
          <table:table-cell table:style-name="ce17" table:formula="of:=[.C40]/[.F36]*[.G9]+20" office:value-type="float" office:value="140.790644231551" calcext:value-type="float">
            <text:p>141</text:p>
          </table:table-cell>
          <table:table-cell table:style-name="ce16" table:formula="of:=[.D9]-([.D9]/100*[.F39])" office:value-type="currency" office:currency="EUR" office:value="356.99484082583" calcext:value-type="currency">
            <text:p>€ 356,99</text:p>
          </table:table-cell>
          <table:table-cell table:style-name="ce21" table:formula="of:=[.G9]+([.G9]/100*10)" office:value-type="currency" office:currency="EUR" office:value="392.694324908413" calcext:value-type="currency">
            <text:p>€ 392,6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float" office:value="313" calcext:value-type="float">
            <text:p>313</text:p>
          </table:table-cell>
          <table:table-cell table:style-name="ce13" office:value-type="currency" office:currency="EUR" office:value="902.3" calcext:value-type="currency">
            <text:p>€ 902,30</text:p>
          </table:table-cell>
          <table:table-cell table:style-name="ce13" table:formula="of:=[.C10]/1.1" office:value-type="currency" office:currency="EUR" office:value="820.272727272727" calcext:value-type="currency">
            <text:p>€ 820,27</text:p>
          </table:table-cell>
          <table:table-cell table:style-name="ce13" office:value-type="currency" office:currency="EUR" office:value="914.25" calcext:value-type="currency">
            <text:p>€ 914,25</text:p>
          </table:table-cell>
          <table:table-cell table:style-name="ce17" table:formula="of:=[.C40]/[.F36]*[.G10]+20" office:value-type="float" office:value="205.915763932464" calcext:value-type="float">
            <text:p>206</text:p>
          </table:table-cell>
          <table:table-cell table:style-name="ce16" table:formula="of:=[.D10]-([.D10]/100*[.F39])" office:value-type="currency" office:currency="EUR" office:value="549.471103282238" calcext:value-type="currency">
            <text:p>€ 549,47</text:p>
          </table:table-cell>
          <table:table-cell table:style-name="ce21" table:formula="of:=[.G10]+([.G10]/100*10)" office:value-type="currency" office:currency="EUR" office:value="604.418213610462" calcext:value-type="currency">
            <text:p>€ 604,4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float" office:value="229" calcext:value-type="float">
            <text:p>229</text:p>
          </table:table-cell>
          <table:table-cell table:style-name="ce13" office:value-type="currency" office:currency="EUR" office:value="612.6" calcext:value-type="currency">
            <text:p>€ 612,60</text:p>
          </table:table-cell>
          <table:table-cell table:style-name="ce13" table:formula="of:=[.C11]/1.1" office:value-type="currency" office:currency="EUR" office:value="556.909090909091" calcext:value-type="currency">
            <text:p>€ 556,91</text:p>
          </table:table-cell>
          <table:table-cell table:style-name="ce13" office:value-type="currency" office:currency="EUR" office:value="619.6" calcext:value-type="currency">
            <text:p>€ 619,60</text:p>
          </table:table-cell>
          <table:table-cell table:style-name="ce17" table:formula="of:=[.C40]/[.F36]*[.G11]+20" office:value-type="float" office:value="146.224090640616" calcext:value-type="float">
            <text:p>146</text:p>
          </table:table-cell>
          <table:table-cell table:style-name="ce16" table:formula="of:=[.D11]-([.D11]/100*[.F39])" office:value-type="currency" office:currency="EUR" office:value="373.053305852487" calcext:value-type="currency">
            <text:p>€ 373,05</text:p>
          </table:table-cell>
          <table:table-cell table:style-name="ce21" table:formula="of:=[.G11]+([.G11]/100*10)" office:value-type="currency" office:currency="EUR" office:value="410.358636437736" calcext:value-type="currency">
            <text:p>€ 410,3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" office:value-type="float" office:value="242" calcext:value-type="float">
            <text:p>242</text:p>
          </table:table-cell>
          <table:table-cell table:style-name="ce13" office:value-type="currency" office:currency="EUR" office:value="461.25" calcext:value-type="currency">
            <text:p>€ 461,25</text:p>
          </table:table-cell>
          <table:table-cell table:style-name="ce13" table:formula="of:=[.C12]/1.1" office:value-type="currency" office:currency="EUR" office:value="419.318181818182" calcext:value-type="currency">
            <text:p>€ 419,32</text:p>
          </table:table-cell>
          <table:table-cell table:style-name="ce13" office:value-type="currency" office:currency="EUR" office:value="702.17" calcext:value-type="currency">
            <text:p>€ 702,17</text:p>
          </table:table-cell>
          <table:table-cell table:style-name="ce17" table:formula="of:=[.C40]/[.F36]*[.G12]+20" office:value-type="float" office:value="115.038951694391" calcext:value-type="float">
            <text:p>115</text:p>
          </table:table-cell>
          <table:table-cell table:style-name="ce16" table:formula="of:=[.D12]-([.D12]/100*[.F39])" office:value-type="currency" office:currency="EUR" office:value="280.886120346816" calcext:value-type="currency">
            <text:p>€ 280,89</text:p>
          </table:table-cell>
          <table:table-cell table:style-name="ce21" table:formula="of:=[.G12]+([.G12]/100*10)" office:value-type="currency" office:currency="EUR" office:value="308.974732381498" calcext:value-type="currency">
            <text:p>€ 308,9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office:value-type="float" office:value="237" calcext:value-type="float">
            <text:p>237</text:p>
          </table:table-cell>
          <table:table-cell table:style-name="ce13" office:value-type="currency" office:currency="EUR" office:value="536.6" calcext:value-type="currency">
            <text:p>€ 536,60</text:p>
          </table:table-cell>
          <table:table-cell table:style-name="ce13" table:formula="of:=[.C13]/1.1" office:value-type="currency" office:currency="EUR" office:value="487.818181818182" calcext:value-type="currency">
            <text:p>€ 487,82</text:p>
          </table:table-cell>
          <table:table-cell table:style-name="ce13" office:value-type="currency" office:currency="EUR" office:value="678.23" calcext:value-type="currency">
            <text:p>€ 678,23</text:p>
          </table:table-cell>
          <table:table-cell table:style-name="ce17" table:formula="of:=[.C40]/[.F36]*[.G13]+20" office:value-type="float" office:value="130.564556052488" calcext:value-type="float">
            <text:p>131</text:p>
          </table:table-cell>
          <table:table-cell table:style-name="ce16" table:formula="of:=[.D13]-([.D13]/100*[.F39])" office:value-type="currency" office:currency="EUR" office:value="326.771798760112" calcext:value-type="currency">
            <text:p>€ 326,77</text:p>
          </table:table-cell>
          <table:table-cell table:style-name="ce21" table:formula="of:=[.G13]+([.G13]/100*10)" office:value-type="currency" office:currency="EUR" office:value="359.448978636123" calcext:value-type="currency">
            <text:p>€ 359,4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office:value-type="float" office:value="221" calcext:value-type="float">
            <text:p>221</text:p>
          </table:table-cell>
          <table:table-cell table:style-name="ce13" office:value-type="currency" office:currency="EUR" office:value="447.1" calcext:value-type="currency">
            <text:p>€ 447,10</text:p>
          </table:table-cell>
          <table:table-cell table:style-name="ce13" table:formula="of:=[.C14]/1.1" office:value-type="currency" office:currency="EUR" office:value="406.454545454545" calcext:value-type="currency">
            <text:p>€ 406,45</text:p>
          </table:table-cell>
          <table:table-cell table:style-name="ce13" office:value-type="currency" office:currency="EUR" office:value="674.4" calcext:value-type="currency">
            <text:p>€ 674,40</text:p>
          </table:table-cell>
          <table:table-cell table:style-name="ce17" table:formula="of:=[.C40]/[.F36]*[.G14]+20" office:value-type="float" office:value="112.123393609891" calcext:value-type="float">
            <text:p>112</text:p>
          </table:table-cell>
          <table:table-cell table:style-name="ce16" table:formula="of:=[.D14]-([.D14]/100*[.F39])" office:value-type="currency" office:currency="EUR" office:value="272.269234486854" calcext:value-type="currency">
            <text:p>€ 272,27</text:p>
          </table:table-cell>
          <table:table-cell table:style-name="ce21" table:formula="of:=[.G14]+([.G14]/100*10)" office:value-type="currency" office:currency="EUR" office:value="299.49615793554" calcext:value-type="currency">
            <text:p>€ 299,5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office:value-type="float" office:value="211" calcext:value-type="float">
            <text:p>211</text:p>
          </table:table-cell>
          <table:table-cell table:style-name="ce13" office:value-type="currency" office:currency="EUR" office:value="462.58" calcext:value-type="currency">
            <text:p>€ 462,58</text:p>
          </table:table-cell>
          <table:table-cell table:style-name="ce13" table:formula="of:=[.C15]/1.1" office:value-type="currency" office:currency="EUR" office:value="420.527272727273" calcext:value-type="currency">
            <text:p>€ 420,53</text:p>
          </table:table-cell>
          <table:table-cell table:style-name="ce13" office:value-type="currency" office:currency="EUR" office:value="630.41" calcext:value-type="currency">
            <text:p>€ 630,41</text:p>
          </table:table-cell>
          <table:table-cell table:style-name="ce17" table:formula="of:=[.C40]/[.F36]*[.G15]+20" office:value-type="float" office:value="115.312993549683" calcext:value-type="float">
            <text:p>115</text:p>
          </table:table-cell>
          <table:table-cell table:style-name="ce16" table:formula="of:=[.D15]-([.D15]/100*[.F39])" office:value-type="currency" office:currency="EUR" office:value="281.696046720933" calcext:value-type="currency">
            <text:p>€ 281,70</text:p>
          </table:table-cell>
          <table:table-cell table:style-name="ce21" table:formula="of:=[.G15]+([.G15]/100*10)" office:value-type="currency" office:currency="EUR" office:value="309.865651393026" calcext:value-type="currency">
            <text:p>€ 309,8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office:value-type="float" office:value="215" calcext:value-type="float">
            <text:p>215</text:p>
          </table:table-cell>
          <table:table-cell table:style-name="ce13" office:value-type="currency" office:currency="EUR" office:value="524.02" calcext:value-type="currency">
            <text:p>€ 524,02</text:p>
          </table:table-cell>
          <table:table-cell table:style-name="ce13" table:formula="of:=[.C16]/1.1" office:value-type="currency" office:currency="EUR" office:value="476.381818181818" calcext:value-type="currency">
            <text:p>€ 476,38</text:p>
          </table:table-cell>
          <table:table-cell table:style-name="ce13" office:value-type="currency" office:currency="EUR" office:value="677.02" calcext:value-type="currency">
            <text:p>€ 677,02</text:p>
          </table:table-cell>
          <table:table-cell table:style-name="ce17" table:formula="of:=[.C40]/[.F36]*[.G16]+20" office:value-type="float" office:value="127.972490985138" calcext:value-type="float">
            <text:p>128</text:p>
          </table:table-cell>
          <table:table-cell table:style-name="ce16" table:formula="of:=[.D16]-([.D16]/100*[.F39])" office:value-type="currency" office:currency="EUR" office:value="319.110991401927" calcext:value-type="currency">
            <text:p>€ 319,11</text:p>
          </table:table-cell>
          <table:table-cell table:style-name="ce21" table:formula="of:=[.G16]+([.G16]/100*10)" office:value-type="currency" office:currency="EUR" office:value="351.022090542119" calcext:value-type="currency">
            <text:p>€ 351,0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office:value-type="float" office:value="277" calcext:value-type="float">
            <text:p>277</text:p>
          </table:table-cell>
          <table:table-cell table:style-name="ce13" office:value-type="currency" office:currency="EUR" office:value="834.7" calcext:value-type="currency">
            <text:p>€ 834,70</text:p>
          </table:table-cell>
          <table:table-cell table:style-name="ce13" table:formula="of:=[.C17]/1.1" office:value-type="currency" office:currency="EUR" office:value="758.818181818182" calcext:value-type="currency">
            <text:p>€ 758,82</text:p>
          </table:table-cell>
          <table:table-cell table:style-name="ce13" office:value-type="currency" office:currency="EUR" office:value="834.7" calcext:value-type="currency">
            <text:p>€ 834,70</text:p>
          </table:table-cell>
          <table:table-cell table:style-name="ce17" table:formula="of:=[.C40]/[.F36]*[.G17]+20" office:value-type="float" office:value="191.98702000934" calcext:value-type="float">
            <text:p>192</text:p>
          </table:table-cell>
          <table:table-cell table:style-name="ce16" table:formula="of:=[.D17]-([.D17]/100*[.F39])" office:value-type="currency" office:currency="EUR" office:value="508.304920657968" calcext:value-type="currency">
            <text:p>€ 508,30</text:p>
          </table:table-cell>
          <table:table-cell table:style-name="ce21" table:formula="of:=[.G17]+([.G17]/100*10)" office:value-type="currency" office:currency="EUR" office:value="559.135412723765" calcext:value-type="currency">
            <text:p>€ 559,14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office:value-type="float" office:value="249" calcext:value-type="float">
            <text:p>249</text:p>
          </table:table-cell>
          <table:table-cell table:style-name="ce13" office:value-type="currency" office:currency="EUR" office:value="675.11" calcext:value-type="currency">
            <text:p>€ 675,11</text:p>
          </table:table-cell>
          <table:table-cell table:style-name="ce13" table:formula="of:=[.C18]/1.1" office:value-type="currency" office:currency="EUR" office:value="613.736363636364" calcext:value-type="currency">
            <text:p>€ 613,74</text:p>
          </table:table-cell>
          <table:table-cell table:style-name="ce13" office:value-type="currency" office:currency="EUR" office:value="677.4" calcext:value-type="currency">
            <text:p>€ 677,40</text:p>
          </table:table-cell>
          <table:table-cell table:style-name="ce17" table:formula="of:=[.C40]/[.F36]*[.G18]+20" office:value-type="float" office:value="159.10405783935" calcext:value-type="float">
            <text:p>159</text:p>
          </table:table-cell>
          <table:table-cell table:style-name="ce16" table:formula="of:=[.D18]-([.D18]/100*[.F39])" office:value-type="currency" office:currency="EUR" office:value="411.119845435966" calcext:value-type="currency">
            <text:p>€ 411,12</text:p>
          </table:table-cell>
          <table:table-cell table:style-name="ce21" table:formula="of:=[.G18]+([.G18]/100*10)" office:value-type="currency" office:currency="EUR" office:value="452.231829979562" calcext:value-type="currency">
            <text:p>€ 452,2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" office:value-type="float" office:value="238" calcext:value-type="float">
            <text:p>238</text:p>
          </table:table-cell>
          <table:table-cell table:style-name="ce13" office:value-type="currency" office:currency="EUR" office:value="504.62" calcext:value-type="currency">
            <text:p>€ 504,62</text:p>
          </table:table-cell>
          <table:table-cell table:style-name="ce13" table:formula="of:=[.C19]/1.1" office:value-type="currency" office:currency="EUR" office:value="458.745454545455" calcext:value-type="currency">
            <text:p>€ 458,75</text:p>
          </table:table-cell>
          <table:table-cell table:style-name="ce13" office:value-type="currency" office:currency="EUR" office:value="727.03" calcext:value-type="currency">
            <text:p>€ 727,03</text:p>
          </table:table-cell>
          <table:table-cell table:style-name="ce17" table:formula="of:=[.C40]/[.F36]*[.G19]+20" office:value-type="float" office:value="123.975188735011" calcext:value-type="float">
            <text:p>124</text:p>
          </table:table-cell>
          <table:table-cell table:style-name="ce16" table:formula="of:=[.D19]-([.D19]/100*[.F39])" office:value-type="currency" office:currency="EUR" office:value="307.297027749399" calcext:value-type="currency">
            <text:p>€ 307,30</text:p>
          </table:table-cell>
          <table:table-cell table:style-name="ce21" table:formula="of:=[.G19]+([.G19]/100*10)" office:value-type="currency" office:currency="EUR" office:value="338.026730524339" calcext:value-type="currency">
            <text:p>€ 338,0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office:value-type="float" office:value="261" calcext:value-type="float">
            <text:p>261</text:p>
          </table:table-cell>
          <table:table-cell table:style-name="ce13" office:value-type="currency" office:currency="EUR" office:value="533.06" calcext:value-type="currency">
            <text:p>€ 533,06</text:p>
          </table:table-cell>
          <table:table-cell table:style-name="ce13" table:formula="of:=[.C20]/1.1" office:value-type="currency" office:currency="EUR" office:value="484.6" calcext:value-type="currency">
            <text:p>€ 484,60</text:p>
          </table:table-cell>
          <table:table-cell table:style-name="ce13" office:value-type="currency" office:currency="EUR" office:value="709.96" calcext:value-type="currency">
            <text:p>€ 709,96</text:p>
          </table:table-cell>
          <table:table-cell table:style-name="ce17" table:formula="of:=[.C40]/[.F36]*[.G20]+20" office:value-type="float" office:value="129.835151415094" calcext:value-type="float">
            <text:p>130</text:p>
          </table:table-cell>
          <table:table-cell table:style-name="ce16" table:formula="of:=[.D20]-([.D20]/100*[.F39])" office:value-type="currency" office:currency="EUR" office:value="324.616054877125" calcext:value-type="currency">
            <text:p>€ 324,62</text:p>
          </table:table-cell>
          <table:table-cell table:style-name="ce21" table:formula="of:=[.G20]+([.G20]/100*10)" office:value-type="currency" office:currency="EUR" office:value="357.077660364838" calcext:value-type="currency">
            <text:p>€ 357,08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office:value-type="float" office:value="236" calcext:value-type="float">
            <text:p>236</text:p>
          </table:table-cell>
          <table:table-cell table:style-name="ce13" office:value-type="currency" office:currency="EUR" office:value="486.65" calcext:value-type="currency">
            <text:p>€ 486,65</text:p>
          </table:table-cell>
          <table:table-cell table:style-name="ce13" table:formula="of:=[.C21]/1.1" office:value-type="currency" office:currency="EUR" office:value="442.409090909091" calcext:value-type="currency">
            <text:p>€ 442,41</text:p>
          </table:table-cell>
          <table:table-cell table:style-name="ce13" office:value-type="currency" office:currency="EUR" office:value="680.02" calcext:value-type="currency">
            <text:p>€ 680,02</text:p>
          </table:table-cell>
          <table:table-cell table:style-name="ce17" table:formula="of:=[.C40]/[.F36]*[.G21]+20" office:value-type="float" office:value="120.272532990949" calcext:value-type="float">
            <text:p>120</text:p>
          </table:table-cell>
          <table:table-cell table:style-name="ce16" table:formula="of:=[.D21]-([.D21]/100*[.F39])" office:value-type="currency" office:currency="EUR" office:value="296.353887190847" calcext:value-type="currency">
            <text:p>€ 296,35</text:p>
          </table:table-cell>
          <table:table-cell table:style-name="ce21" table:formula="of:=[.G21]+([.G21]/100*10)" office:value-type="currency" office:currency="EUR" office:value="325.989275909932" calcext:value-type="currency">
            <text:p>€ 325,9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office:value-type="float" office:value="194" calcext:value-type="float">
            <text:p>194</text:p>
          </table:table-cell>
          <table:table-cell table:style-name="ce13" office:value-type="currency" office:currency="EUR" office:value="473.61" calcext:value-type="currency">
            <text:p>€ 473,61</text:p>
          </table:table-cell>
          <table:table-cell table:style-name="ce13" table:formula="of:=[.C22]/1.1" office:value-type="currency" office:currency="EUR" office:value="430.554545454545" calcext:value-type="currency">
            <text:p>€ 430,55</text:p>
          </table:table-cell>
          <table:table-cell table:style-name="ce13" office:value-type="currency" office:currency="EUR" office:value="628.2" calcext:value-type="currency">
            <text:p>€ 628,20</text:p>
          </table:table-cell>
          <table:table-cell table:style-name="ce17" table:formula="of:=[.C40]/[.F36]*[.G22]+20" office:value-type="float" office:value="117.585686530039" calcext:value-type="float">
            <text:p>118</text:p>
          </table:table-cell>
          <table:table-cell table:style-name="ce16" table:formula="of:=[.D22]-([.D22]/100*[.F39])" office:value-type="currency" office:currency="EUR" office:value="288.412954921313" calcext:value-type="currency">
            <text:p>€ 288,41</text:p>
          </table:table-cell>
          <table:table-cell table:style-name="ce21" table:formula="of:=[.G22]+([.G22]/100*10)" office:value-type="currency" office:currency="EUR" office:value="317.254250413444" calcext:value-type="currency">
            <text:p>€ 317,2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office:value-type="float" office:value="241" calcext:value-type="float">
            <text:p>241</text:p>
          </table:table-cell>
          <table:table-cell table:style-name="ce13" office:value-type="currency" office:currency="EUR" office:value="552.3" calcext:value-type="currency">
            <text:p>€ 552,30</text:p>
          </table:table-cell>
          <table:table-cell table:style-name="ce13" table:formula="of:=[.C23]/1.1" office:value-type="currency" office:currency="EUR" office:value="502.090909090909" calcext:value-type="currency">
            <text:p>€ 502,09</text:p>
          </table:table-cell>
          <table:table-cell table:style-name="ce13" office:value-type="currency" office:currency="EUR" office:value="723.27" calcext:value-type="currency">
            <text:p>€ 723,27</text:p>
          </table:table-cell>
          <table:table-cell table:style-name="ce17" table:formula="of:=[.C40]/[.F36]*[.G23]+20" office:value-type="float" office:value="133.799486223983" calcext:value-type="float">
            <text:p>134</text:p>
          </table:table-cell>
          <table:table-cell table:style-name="ce16" table:formula="of:=[.D23]-([.D23]/100*[.F39])" office:value-type="currency" office:currency="EUR" office:value="336.332583777879" calcext:value-type="currency">
            <text:p>€ 336,33</text:p>
          </table:table-cell>
          <table:table-cell table:style-name="ce21" table:formula="of:=[.G23]+([.G23]/100*10)" office:value-type="currency" office:currency="EUR" office:value="369.965842155667" calcext:value-type="currency">
            <text:p>€ 369,9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office:value-type="float" office:value="277" calcext:value-type="float">
            <text:p>277</text:p>
          </table:table-cell>
          <table:table-cell table:style-name="ce13" office:value-type="currency" office:currency="EUR" office:value="749.11" calcext:value-type="currency">
            <text:p>€ 749,11</text:p>
          </table:table-cell>
          <table:table-cell table:style-name="ce13" table:formula="of:=[.C24]/1.1" office:value-type="currency" office:currency="EUR" office:value="681.009090909091" calcext:value-type="currency">
            <text:p>€ 681,01</text:p>
          </table:table-cell>
          <table:table-cell table:style-name="ce13" office:value-type="currency" office:currency="EUR" office:value="752.4" calcext:value-type="currency">
            <text:p>€ 752,40</text:p>
          </table:table-cell>
          <table:table-cell table:style-name="ce17" table:formula="of:=[.C40]/[.F36]*[.G24]+20" office:value-type="float" office:value="174.351499412001" calcext:value-type="float">
            <text:p>174</text:p>
          </table:table-cell>
          <table:table-cell table:style-name="ce16" table:formula="of:=[.D24]-([.D24]/100*[.F39])" office:value-type="currency" office:currency="EUR" office:value="456.183418131173" calcext:value-type="currency">
            <text:p>€ 456,18</text:p>
          </table:table-cell>
          <table:table-cell table:style-name="ce21" table:formula="of:=[.G24]+([.G24]/100*10)" office:value-type="currency" office:currency="EUR" office:value="501.80175994429" calcext:value-type="currency">
            <text:p>€ 501,8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office:value-type="float" office:value="327" calcext:value-type="float">
            <text:p>327</text:p>
          </table:table-cell>
          <table:table-cell table:style-name="ce13" office:value-type="currency" office:currency="EUR" office:value="946.1" calcext:value-type="currency">
            <text:p>€ 946,10</text:p>
          </table:table-cell>
          <table:table-cell table:style-name="ce13" table:formula="of:=[.C25]/1.1" office:value-type="currency" office:currency="EUR" office:value="860.090909090909" calcext:value-type="currency">
            <text:p>€ 860,09</text:p>
          </table:table-cell>
          <table:table-cell table:style-name="ce13" office:value-type="currency" office:currency="EUR" office:value="946.1" calcext:value-type="currency">
            <text:p>€ 946,10</text:p>
          </table:table-cell>
          <table:table-cell table:style-name="ce17" table:formula="of:=[.C40]/[.F36]*[.G25]+20" office:value-type="float" office:value="214.940600971411" calcext:value-type="float">
            <text:p>215</text:p>
          </table:table-cell>
          <table:table-cell table:style-name="ce16" table:formula="of:=[.D25]-([.D25]/100*[.F39])" office:value-type="currency" office:currency="EUR" office:value="576.143866580212" calcext:value-type="currency">
            <text:p>€ 576,14</text:p>
          </table:table-cell>
          <table:table-cell table:style-name="ce21" table:formula="of:=[.G25]+([.G25]/100*10)" office:value-type="currency" office:currency="EUR" office:value="633.758253238234" calcext:value-type="currency">
            <text:p>€ 633,76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" office:value-type="float" office:value="280" calcext:value-type="float">
            <text:p>280</text:p>
          </table:table-cell>
          <table:table-cell table:style-name="ce13" office:value-type="currency" office:currency="EUR" office:value="733.27" calcext:value-type="currency">
            <text:p>€ 733,27</text:p>
          </table:table-cell>
          <table:table-cell table:style-name="ce13" table:formula="of:=[.C26]/1.1" office:value-type="currency" office:currency="EUR" office:value="666.609090909091" calcext:value-type="currency">
            <text:p>€ 666,61</text:p>
          </table:table-cell>
          <table:table-cell table:style-name="ce13" office:value-type="currency" office:currency="EUR" office:value="902.76" calcext:value-type="currency">
            <text:p>€ 902,76</text:p>
          </table:table-cell>
          <table:table-cell table:style-name="ce17" table:formula="of:=[.C40]/[.F36]*[.G26]+20" office:value-type="float" office:value="171.087722729423" calcext:value-type="float">
            <text:p>171</text:p>
          </table:table-cell>
          <table:table-cell table:style-name="ce16" table:formula="of:=[.D26]-([.D26]/100*[.F39])" office:value-type="currency" office:currency="EUR" office:value="446.537377705604" calcext:value-type="currency">
            <text:p>€ 446,54</text:p>
          </table:table-cell>
          <table:table-cell table:style-name="ce21" table:formula="of:=[.G26]+([.G26]/100*10)" office:value-type="currency" office:currency="EUR" office:value="491.191115476165" calcext:value-type="currency">
            <text:p>€ 491,19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office:value-type="float" office:value="264" calcext:value-type="float">
            <text:p>264</text:p>
          </table:table-cell>
          <table:table-cell table:style-name="ce13" office:value-type="currency" office:currency="EUR" office:value="525.51" calcext:value-type="currency">
            <text:p>€ 525,51</text:p>
          </table:table-cell>
          <table:table-cell table:style-name="ce13" table:formula="of:=[.C27]/1.1" office:value-type="currency" office:currency="EUR" office:value="477.736363636364" calcext:value-type="currency">
            <text:p>€ 477,74</text:p>
          </table:table-cell>
          <table:table-cell table:style-name="ce13" office:value-type="currency" office:currency="EUR" office:value="697.16" calcext:value-type="currency">
            <text:p>€ 697,16</text:p>
          </table:table-cell>
          <table:table-cell table:style-name="ce17" table:formula="of:=[.C40]/[.F36]*[.G27]+20" office:value-type="float" office:value="128.279500281668" calcext:value-type="float">
            <text:p>128</text:p>
          </table:table-cell>
          <table:table-cell table:style-name="ce16" table:formula="of:=[.D27]-([.D27]/100*[.F39])" office:value-type="currency" office:currency="EUR" office:value="320.018352527817" calcext:value-type="currency">
            <text:p>€ 320,02</text:p>
          </table:table-cell>
          <table:table-cell table:style-name="ce21" table:formula="of:=[.G27]+([.G27]/100*10)" office:value-type="currency" office:currency="EUR" office:value="352.020187780598" calcext:value-type="currency">
            <text:p>€ 352,0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office:value-type="float" office:value="227" calcext:value-type="float">
            <text:p>227</text:p>
          </table:table-cell>
          <table:table-cell table:style-name="ce13" office:value-type="currency" office:currency="EUR" office:value="430.34" calcext:value-type="currency">
            <text:p>€ 430,34</text:p>
          </table:table-cell>
          <table:table-cell table:style-name="ce13" table:formula="of:=[.C28]/1.1" office:value-type="currency" office:currency="EUR" office:value="391.218181818182" calcext:value-type="currency">
            <text:p>€ 391,22</text:p>
          </table:table-cell>
          <table:table-cell table:style-name="ce13" office:value-type="currency" office:currency="EUR" office:value="626.53" calcext:value-type="currency">
            <text:p>€ 626,53</text:p>
          </table:table-cell>
          <table:table-cell table:style-name="ce17" table:formula="of:=[.C40]/[.F36]*[.G28]+20" office:value-type="float" office:value="108.670054140194" calcext:value-type="float">
            <text:p>109</text:p>
          </table:table-cell>
          <table:table-cell table:style-name="ce16" table:formula="of:=[.D28]-([.D28]/100*[.F39])" office:value-type="currency" office:currency="EUR" office:value="262.062944238589" calcext:value-type="currency">
            <text:p>€ 262,06</text:p>
          </table:table-cell>
          <table:table-cell table:style-name="ce21" table:formula="of:=[.G28]+([.G28]/100*10)" office:value-type="currency" office:currency="EUR" office:value="288.269238662447" calcext:value-type="currency">
            <text:p>€ 288,27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office:value-type="float" office:value="268" calcext:value-type="float">
            <text:p>268</text:p>
          </table:table-cell>
          <table:table-cell table:style-name="ce13" office:value-type="currency" office:currency="EUR" office:value="593.27" calcext:value-type="currency">
            <text:p>€ 593,27</text:p>
          </table:table-cell>
          <table:table-cell table:style-name="ce13" table:formula="of:=[.C29]/1.1" office:value-type="currency" office:currency="EUR" office:value="539.336363636364" calcext:value-type="currency">
            <text:p>€ 539,34</text:p>
          </table:table-cell>
          <table:table-cell table:style-name="ce13" office:value-type="currency" office:currency="EUR" office:value="780.34" calcext:value-type="currency">
            <text:p>€ 780,34</text:p>
          </table:table-cell>
          <table:table-cell table:style-name="ce17" table:formula="of:=[.C40]/[.F36]*[.G29]+20" office:value-type="float" office:value="142.24121164603" calcext:value-type="float">
            <text:p>142</text:p>
          </table:table-cell>
          <table:table-cell table:style-name="ce16" table:formula="of:=[.D29]-([.D29]/100*[.F39])" office:value-type="currency" office:currency="EUR" office:value="361.281969903861" calcext:value-type="currency">
            <text:p>€ 361,28</text:p>
          </table:table-cell>
          <table:table-cell table:style-name="ce21" table:formula="of:=[.G29]+([.G29]/100*10)" office:value-type="currency" office:currency="EUR" office:value="397.410166894247" calcext:value-type="currency">
            <text:p>€ 397,41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office:value-type="float" office:value="205" calcext:value-type="float">
            <text:p>205</text:p>
          </table:table-cell>
          <table:table-cell table:style-name="ce13" office:value-type="currency" office:currency="EUR" office:value="506.11" calcext:value-type="currency">
            <text:p>€ 506,11</text:p>
          </table:table-cell>
          <table:table-cell table:style-name="ce13" table:formula="of:=[.C30]/1.1" office:value-type="currency" office:currency="EUR" office:value="460.1" calcext:value-type="currency">
            <text:p>€ 460,10</text:p>
          </table:table-cell>
          <table:table-cell table:style-name="ce13" office:value-type="currency" office:currency="EUR" office:value="602.56" calcext:value-type="currency">
            <text:p>€ 602,56</text:p>
          </table:table-cell>
          <table:table-cell table:style-name="ce17" table:formula="of:=[.C40]/[.F36]*[.G30]+20" office:value-type="float" office:value="124.282198031541" calcext:value-type="float">
            <text:p>124</text:p>
          </table:table-cell>
          <table:table-cell table:style-name="ce16" table:formula="of:=[.D30]-([.D30]/100*[.F39])" office:value-type="currency" office:currency="EUR" office:value="308.204388875289" calcext:value-type="currency">
            <text:p>€ 308,20</text:p>
          </table:table-cell>
          <table:table-cell table:style-name="ce21" table:formula="of:=[.G30]+([.G30]/100*10)" office:value-type="currency" office:currency="EUR" office:value="339.024827762818" calcext:value-type="currency">
            <text:p>€ 339,02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665.8" calcext:value-type="float">
            <text:p>665,8</text:p>
          </table:table-cell>
          <table:table-cell table:style-name="ce13" table:formula="of:=[.C31]/1.1" office:value-type="currency" office:currency="EUR" office:value="605.272727272727" calcext:value-type="currency">
            <text:p>€ 605,27</text:p>
          </table:table-cell>
          <table:table-cell table:style-name="ce13" office:value-type="currency" office:currency="EUR" office:value="674.3" calcext:value-type="currency">
            <text:p>€ 674,30</text:p>
          </table:table-cell>
          <table:table-cell table:style-name="ce17" table:formula="of:=[.C40]/[.F36]*[.G31]+20" office:value-type="float" office:value="157.185764852305" calcext:value-type="float">
            <text:p>157</text:p>
          </table:table-cell>
          <table:table-cell table:style-name="ce16" table:formula="of:=[.D31]-([.D31]/100*[.F39])" office:value-type="currency" office:currency="EUR" office:value="405.45036081715" calcext:value-type="currency">
            <text:p>€ 405,45</text:p>
          </table:table-cell>
          <table:table-cell table:style-name="ce21" table:formula="of:=[.G31]+([.G31]/100*10)" office:value-type="currency" office:currency="EUR" office:value="445.995396898865" calcext:value-type="currency">
            <text:p>€ 446,0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760" calcext:value-type="float">
            <text:p>760</text:p>
          </table:table-cell>
          <table:table-cell table:style-name="ce13" table:formula="of:=[.C32]/1.1" office:value-type="currency" office:currency="EUR" office:value="690.909090909091" calcext:value-type="currency">
            <text:p>€ 690,91</text:p>
          </table:table-cell>
          <table:table-cell table:style-name="ce13" office:value-type="currency" office:currency="EUR" office:value="766.3" calcext:value-type="currency">
            <text:p>€ 766,30</text:p>
          </table:table-cell>
          <table:table-cell table:style-name="ce17" table:formula="of:=[.C40]/[.F36]*[.G32]+20" office:value-type="float" office:value="176.595345881273" calcext:value-type="float">
            <text:p>177</text:p>
          </table:table-cell>
          <table:table-cell table:style-name="ce16" table:formula="of:=[.D32]-([.D32]/100*[.F39])" office:value-type="currency" office:currency="EUR" office:value="462.815070923752" calcext:value-type="currency">
            <text:p>€ 462,82</text:p>
          </table:table-cell>
          <table:table-cell table:style-name="ce21" table:formula="of:=[.G32]+([.G32]/100*10)" office:value-type="currency" office:currency="EUR" office:value="509.096578016127" calcext:value-type="currency">
            <text:p>€ 509,10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563.14" calcext:value-type="float">
            <text:p>563,14</text:p>
          </table:table-cell>
          <table:table-cell table:style-name="ce13" table:formula="of:=[.C33]/1.1" office:value-type="currency" office:currency="EUR" office:value="511.945454545455" calcext:value-type="currency">
            <text:p>€ 511,95</text:p>
          </table:table-cell>
          <table:table-cell table:style-name="ce13" office:value-type="currency" office:currency="EUR" office:value="706.09" calcext:value-type="currency">
            <text:p>€ 706,09</text:p>
          </table:table-cell>
          <table:table-cell table:style-name="ce17" table:formula="of:=[.C40]/[.F36]*[.G33]+20" office:value-type="float" office:value="136.033030367869" calcext:value-type="float">
            <text:p>136</text:p>
          </table:table-cell>
          <table:table-cell table:style-name="ce16" table:formula="of:=[.D33]-([.D33]/100*[.F39])" office:value-type="currency" office:currency="EUR" office:value="342.933788210528" calcext:value-type="currency">
            <text:p>€ 342,93</text:p>
          </table:table-cell>
          <table:table-cell table:style-name="ce21" table:formula="of:=[.G33]+([.G33]/100*10)" office:value-type="currency" office:currency="EUR" office:value="377.227167031581" calcext:value-type="currency">
            <text:p>€ 377,23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style-name="ce10" table:formula="of:=SUM([.B3:.B33])" office:value-type="float" office:value="7786" calcext:value-type="float">
            <text:p>7786</text:p>
          </table:table-cell>
          <table:table-cell table:style-name="ce13" table:formula="of:=SUM([.C3:.C33])" office:value-type="currency" office:currency="EUR" office:value="19077.53" calcext:value-type="currency">
            <text:p>€ 19.077,53</text:p>
          </table:table-cell>
          <table:table-cell table:style-name="ce13" table:formula="of:=[.C34]/1.1" office:value-type="currency" office:currency="EUR" office:value="17343.2090909091" calcext:value-type="currency">
            <text:p>€ 17.343,21</text:p>
          </table:table-cell>
          <table:table-cell table:style-name="ce13" table:formula="of:=SUM([.E3:.E33])" office:value-type="currency" office:currency="EUR" office:value="23011.4" calcext:value-type="currency">
            <text:p>€ 23.011,40</text:p>
          </table:table-cell>
          <table:table-cell table:style-name="ce17" table:formula="of:=SUM([.F3:.F33])" office:value-type="float" office:value="4559.44662258746" calcext:value-type="float">
            <text:p>4559</text:p>
          </table:table-cell>
          <table:table-cell table:style-name="ce13" table:formula="of:=SUM([.G3:.G33])" office:value-type="currency" office:currency="EUR" office:value="11617.59" calcext:value-type="currency">
            <text:p>€ 11.617,59</text:p>
          </table:table-cell>
          <table:table-cell table:style-name="ce21" table:formula="of:=SUM([.H3:.H33])" office:value-type="currency" office:currency="EUR" office:value="12779.349" calcext:value-type="currency">
            <text:p>€ 12.779,35</text:p>
          </table:table-cell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number-columns-repeated="6"/>
          <table:table-cell table:style-name="ce20"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TOTALE A.P. NETTO IVA</text:p>
          </table:table-cell>
          <table:covered-table-cell table:style-name="ce11"/>
          <table:table-cell table:style-name="ce14" office:value-type="currency" office:currency="EUR" office:value="11418.83" calcext:value-type="currency">
            <text:p>€ 11.418,83</text:p>
          </table:table-cell>
          <table:table-cell table:style-name="ce8" office:value-type="string" calcext:value-type="string" table:number-columns-spanned="2" table:number-rows-spanned="1">
            <text:p>TOTALE NETTO IVA</text:p>
          </table:table-cell>
          <table:covered-table-cell table:style-name="ce8"/>
          <table:table-cell table:style-name="ce16" table:formula="of:=[.C37]" office:value-type="currency" office:currency="EUR" office:value="11617.59" calcext:value-type="currency">
            <text:p>€ 11.617,59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TOTALE ANNO IN CORSO</text:p>
          </table:table-cell>
          <table:covered-table-cell table:style-name="ce11"/>
          <table:table-cell table:style-name="ce14" office:value-type="currency" office:currency="EUR" office:value="11617.59" calcext:value-type="currency">
            <text:p>€ 11.617,59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6" office:value-type="string" calcext:value-type="string" table:number-columns-spanned="2" table:number-rows-spanned="1">
            <text:p>DIFFERENZA %</text:p>
          </table:table-cell>
          <table:covered-table-cell table:style-name="ce11"/>
          <table:table-cell table:style-name="ce15" office:value-type="percentage" office:value="-0.0085" calcext:value-type="percentage">
            <text:p>-0,85%</text:p>
          </table:table-cell>
          <table:table-cell table:style-name="ce8" table:number-columns-repeated="2"/>
          <table:table-cell table:style-name="ce16"/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7" office:value-type="string" calcext:value-type="string" table:number-columns-spanned="2" table:number-rows-spanned="1">
            <text:p>SCONTR. MEDIO</text:p>
          </table:table-cell>
          <table:covered-table-cell table:style-name="ce11"/>
          <table:table-cell table:style-name="ce16" table:formula="of:=[.E34]/[.B34]" office:value-type="currency" office:currency="EUR" office:value="2.95548420241459" calcext:value-type="currency">
            <text:p>€ 2,96</text:p>
          </table:table-cell>
          <table:table-cell table:style-name="ce7" office:value-type="string" calcext:value-type="string" table:number-columns-spanned="2" table:number-rows-spanned="1">
            <text:p>% RISPETTO AL REALE</text:p>
          </table:table-cell>
          <table:covered-table-cell table:style-name="ce1"/>
          <table:table-cell table:style-name="ce19" table:formula="of:=(([.D34]-[.F36])/[.D34])*100" office:value-type="float" office:value="33.0136081557728" calcext:value-type="float">
            <text:p>33,0136081558</text:p>
          </table:table-cell>
          <table:table-cell table:style-name="ce12" table:number-columns-repeated="4"/>
          <table:table-cell table:style-name="ce22" table:number-columns-repeated="1014"/>
        </table:table-row>
        <table:table-row table:style-name="ro1">
          <table:table-cell table:style-name="ce8" office:value-type="string" calcext:value-type="string" table:number-columns-spanned="2" table:number-rows-spanned="1">
            <text:p>NUMERO SCONTRINI</text:p>
          </table:table-cell>
          <table:covered-table-cell table:style-name="ce11"/>
          <table:table-cell table:style-name="ce17" table:formula="of:=[.F36]/[.C39]" office:value-type="float" office:value="3930.8584327768" calcext:value-type="float">
            <text:p>3931</text:p>
          </table:table-cell>
          <table:table-cell table:style-name="ce12" table:number-columns-repeated="3"/>
          <table:table-cell table:number-columns-repeated="2"/>
          <table:table-cell table:style-name="ce12" table:number-columns-repeated="2"/>
          <table:table-cell table:style-name="ce22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contrino medio</text:p>
          </table:table-cell>
          <table:table-cell/>
          <table:table-cell table:style-name="ce18" table:formula="of:=[.H34]/[.F34]" office:value-type="currency" office:currency="EUR" office:value="2.80282895224416" calcext:value-type="currency">
            <text:p>€ 2,80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5">
      <number:number number:decimal-places="4" number:min-integer-digits="1"/>
      <number:text>%</number:text>
    </number:percentage-style>
    <number:percentage-style style:name="N106">
      <number:number number:decimal-places="6" number:min-integer-digits="1"/>
      <number:text>%</number:text>
    </number:percentag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.</number:text>
      <number:seconds number:style="long"/>
    </number:time-style>
    <number:time-style style:name="N11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3">
      <number:minutes number:style="long"/>
      <number:text>.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00:00:02.3511286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2-12-03T21:55:54</meta:creation-date>
    <dc:date>2014-04-14T22:38:14.016556579</dc:date>
    <dc:creator>Matteo </dc:creator>
    <meta:editing-duration>PT10H19M27S</meta:editing-duration>
    <meta:editing-cycles>53</meta:editing-cycles>
    <meta:generator>LibreOffice/4.1.3.2$Linux_X86_64 LibreOffice_project/410m0$Build-2</meta:generator>
    <meta:document-statistic meta:table-count="1" meta:cell-count="282" meta:object-count="0"/>
  </office:meta>
</office:document-meta>
</file>